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3.564cm"/>
    </style:style>
    <style:style style:name="gr2" style:family="graphic" style:parent-style-name="standard">
      <style:graphic-properties draw:stroke="dash" draw:stroke-dash="Ultrafine_20_Dashed" svg:stroke-width="0.051cm" draw:marker-start-width="0.357cm" draw:marker-end="Short_20_line_20_Arrow" draw:marker-end-width="0.433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64cm" svg:height="4.064cm" svg:x="2.905cm" svg:y="11.541cm">
          <text:p text:style-name="P1">Answer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064cm" svg:height="4.064cm" svg:x="14.208cm" svg:y="15.986cm">
          <text:p text:style-name="P1">Common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4.064cm" svg:x="8.62cm" svg:y="17.51cm">
          <text:p text:style-name="P1">Index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064cm" svg:height="4.064cm" svg:x="13.954cm" svg:y="4.429cm">
          <text:p text:style-name="P1">Request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064cm" svg:height="4.064cm" svg:x="3.032cm" svg:y="17.51cm">
          <text:p text:style-name="P1">New</text:p>
          <text:p text:style-name="P1">Message</text:p>
          <text:p text:style-name="P1">Check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064cm" svg:height="4.064cm" svg:x="8.62cm" svg:y="11.541cm">
          <text:p text:style-name="P1">Join</text:p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064cm" svg:height="4.064cm" svg:x="5.445cm" svg:y="4.429cm">
          <text:p text:style-name="P1">Database</text:p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477cm" svg:y1="8.493cm" svg:x2="4.937cm" svg:y2="11.541cm" draw:start-shape="id1" draw:start-glue-point="2" draw:end-shape="id2" svg:d="M7477 8493v1524h-2540v1524" svg:viewBox="0 0 2541 3049">
          <text:p text:style-name="P1">&lt;include&gt;</text:p>
          <text:p text:style-name="P1"/>
        </draw:connector>
        <draw:connector draw:style-name="gr2" draw:text-style-name="P1" draw:layer="layout" svg:x1="7.477cm" svg:y1="8.493cm" svg:x2="10.652cm" svg:y2="11.541cm" draw:start-shape="id1" draw:start-glue-point="2" draw:end-shape="id3" draw:end-glue-point="0" svg:d="M7477 8493v1524h3175v1524" svg:viewBox="0 0 3176 3049">
          <text:p text:style-name="P1">&lt;include&gt;</text:p>
          <text:p text:style-name="P1"/>
        </draw:connector>
        <draw:connector draw:style-name="gr2" draw:text-style-name="P1" draw:layer="layout" svg:x1="16.24cm" svg:y1="15.986cm" svg:x2="12.684cm" svg:y2="13.573cm" draw:start-shape="id4" draw:start-glue-point="0" draw:end-shape="id3" draw:end-glue-point="1" svg:d="M16240 15986v-2413h-3556" svg:viewBox="0 0 3557 2414">
          <text:p text:style-name="P1">&lt;include&gt;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2" draw:text-style-name="P1" draw:layer="layout" draw:line-skew="-1.15cm" svg:x1="5.445cm" svg:y1="6.461cm" svg:x2="3.032cm" svg:y2="19.542cm" draw:start-shape="id1" draw:start-glue-point="3" draw:end-shape="id5" svg:d="M5445 6461h-4064v13081h1651" svg:viewBox="0 0 4065 13082">
          <text:p text:style-name="P1">&lt;include&gt;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2" draw:text-style-name="P1" draw:layer="layout" svg:x1="9.509cm" svg:y1="6.461cm" svg:x2="13.954cm" svg:y2="6.461cm" draw:start-shape="id1" draw:start-glue-point="1" draw:end-shape="id6" svg:d="M9509 6461h4445" svg:viewBox="0 0 4446 1">
          <text:p text:style-name="P1">&lt;include&gt;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8:55:15.151836000</meta:creation-date>
    <meta:generator>LibreOffice/5.1.6.2$MacOSX_X86_64 LibreOffice_project/07ac168c60a517dba0f0d7bc7540f5afa45f0909</meta:generator>
    <dc:date>2017-05-29T19:12:15.552055000</dc:date>
    <meta:editing-duration>PT16M56S</meta:editing-duration>
    <meta:editing-cycles>11</meta:editing-cycles>
    <meta:document-statistic meta:object-count="12"/>
  </office:meta>
</office:document-meta>
</file>